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fa8da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c5e1a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f59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9fa8da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59d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AÑO 1</text:p>
          </table:table-cell>
          <table:covered-table-cell table:number-columns-repeated="3" table:style-name="ce2"/>
          <table:table-cell table:number-columns-repeated="3"/>
          <table:table-cell office:value-type="string" calcext:value-type="string" table:number-columns-spanned="4" table:number-rows-spanned="1">
            <text:p>AÑO 2</text:p>
          </table:table-cell>
          <table:covered-table-cell table:number-columns-repeated="3" table:style-name="ce2"/>
          <table:table-cell table:number-columns-repeated="3"/>
          <table:table-cell office:value-type="string" calcext:value-type="string" table:number-columns-spanned="4" table:number-rows-spanned="1">
            <text:p>AÑO 3</text:p>
          </table:table-cell>
          <table:covered-table-cell table:number-columns-repeated="3" table:style-name="ce2"/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COSTES</text:p>
          </table:table-cell>
          <table:table-cell office:value-type="string" calcext:value-type="string">
            <text:p>COBROS</text:p>
          </table:table-cell>
          <table:table-cell office:value-type="string" calcext:value-type="string">
            <text:p>PAGOS</text:p>
          </table:table-cell>
          <table:table-cell table:number-columns-repeated="3"/>
          <table:table-cell office:value-type="string" calcext:value-type="string">
            <text:p>INGRESOS</text:p>
          </table:table-cell>
          <table:table-cell office:value-type="string" calcext:value-type="string">
            <text:p>COSTES</text:p>
          </table:table-cell>
          <table:table-cell office:value-type="string" calcext:value-type="string">
            <text:p>COBROS</text:p>
          </table:table-cell>
          <table:table-cell office:value-type="string" calcext:value-type="string">
            <text:p>PAGOS</text:p>
          </table:table-cell>
          <table:table-cell table:number-columns-repeated="3"/>
          <table:table-cell office:value-type="string" calcext:value-type="string">
            <text:p>INGRESOS</text:p>
          </table:table-cell>
          <table:table-cell office:value-type="string" calcext:value-type="string">
            <text:p>COSTES</text:p>
          </table:table-cell>
          <table:table-cell office:value-type="string" calcext:value-type="string">
            <text:p>COBROS</text:p>
          </table:table-cell>
          <table:table-cell office:value-type="string" calcext:value-type="string">
            <text:p>PAGOS</text:p>
          </table:table-cell>
        </table:table-row>
        <table:table-row table:style-name="ro1">
          <table:table-cell/>
          <table:table-cell office:value-type="string" calcext:value-type="string">
            <text:p>Compra MP (1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enta (2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mpra MP (3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enta(4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enta(5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lquile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mortizacion edificio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mortizacion maquinari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ueldo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uministro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ublicida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ngresos financiero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utónomo</text:p>
          </table:table-cell>
          <table:table-cell table:number-columns-repeated="18"/>
        </table:table-row>
        <table:table-row table:style-name="ro1" table:number-rows-repeated="26">
          <table:table-cell table:number-columns-repeated="20"/>
        </table:table-row>
        <table:table-row table:style-name="ro1">
          <table:table-cell table:number-columns-repeated="2"/>
          <table:table-cell table:style-name="Default" table:formula="of:=SUM([.C6:.C46])" office:value-type="float" office:value="0" calcext:value-type="float">
            <text:p>0</text:p>
          </table:table-cell>
          <table:table-cell table:style-name="Default" table:formula="of:=SUM([.D6:.D46])" office:value-type="float" office:value="0" calcext:value-type="float">
            <text:p>0</text:p>
          </table:table-cell>
          <table:table-cell table:style-name="Default" table:formula="of:=SUM([.E6:.E46])" office:value-type="float" office:value="0" calcext:value-type="float">
            <text:p>0</text:p>
          </table:table-cell>
          <table:table-cell table:style-name="Default" table:formula="of:=SUM([.F6:.F46])" office:value-type="float" office:value="0" calcext:value-type="float">
            <text:p>0</text:p>
          </table:table-cell>
          <table:table-cell table:number-columns-repeated="3"/>
          <table:table-cell table:style-name="Default" table:formula="of:=SUM([.J6:.J46])" office:value-type="float" office:value="0" calcext:value-type="float">
            <text:p>0</text:p>
          </table:table-cell>
          <table:table-cell table:style-name="Default" table:formula="of:=SUM([.K6:.K46])" office:value-type="float" office:value="0" calcext:value-type="float">
            <text:p>0</text:p>
          </table:table-cell>
          <table:table-cell table:style-name="Default" table:formula="of:=SUM([.L6:.L46])" office:value-type="float" office:value="0" calcext:value-type="float">
            <text:p>0</text:p>
          </table:table-cell>
          <table:table-cell table:style-name="Default" table:formula="of:=SUM([.M6:.M46])" office:value-type="float" office:value="0" calcext:value-type="float">
            <text:p>0</text:p>
          </table:table-cell>
          <table:table-cell table:number-columns-repeated="3"/>
          <table:table-cell table:style-name="Default" table:formula="of:=SUM([.Q6:.Q46])" office:value-type="float" office:value="0" calcext:value-type="float">
            <text:p>0</text:p>
          </table:table-cell>
          <table:table-cell table:style-name="Default" table:formula="of:=SUM([.R6:.R46])" office:value-type="float" office:value="0" calcext:value-type="float">
            <text:p>0</text:p>
          </table:table-cell>
          <table:table-cell table:style-name="Default" table:formula="of:=SUM([.S6:.S46])" office:value-type="float" office:value="0" calcext:value-type="float">
            <text:p>0</text:p>
          </table:table-cell>
          <table:table-cell table:style-name="Default" table:formula="of:=SUM([.T6:.T46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Beneficio</text:p>
          </table:table-cell>
          <table:table-cell table:style-name="Default" table:formula="of:=[.C47]-[.D4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Beneficio</text:p>
          </table:table-cell>
          <table:table-cell table:style-name="Default" table:formula="of:=[.J47]-[.K4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Beneficio</text:p>
          </table:table-cell>
          <table:table-cell table:style-name="Default" table:formula="of:=[.Q47]-[.R47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esorería</text:p>
          </table:table-cell>
          <table:table-cell table:style-name="Default" table:formula="of:=[.E47]-[.F4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Tesorería</text:p>
          </table:table-cell>
          <table:table-cell table:style-name="Default" table:formula="of:=[.L47]-[.M4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Tesorería</text:p>
          </table:table-cell>
          <table:table-cell table:style-name="Default" table:formula="of:=[.S47]-[.T47]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table table:name="Inventario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  <table:table-cell table:style-name="Default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/>
          <table:table-cell office:value-type="string" calcext:value-type="string" table:number-columns-spanned="3" table:number-rows-spanned="1">
            <text:p>ENTRA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ALI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LMACÉN</text:p>
          </table:table-cell>
          <table:covered-table-cell/>
          <table:covered-table-cell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Fecha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AÑO 1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Compra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[.E11]*[.F11]" office:value-type="float" office:value="17500" calcext:value-type="float">
            <text:p>17500</text:p>
          </table:table-cell>
          <table:table-cell table:number-columns-repeated="3"/>
          <table:table-cell table:formula="of:=[.E11]" office:value-type="float" office:value="2500" calcext:value-type="float">
            <text:p>2500</text:p>
          </table:table-cell>
          <table:table-cell table:formula="of:=[.F11]" office:value-type="float" office:value="7" calcext:value-type="float">
            <text:p>7</text:p>
          </table:table-cell>
          <table:table-cell table:style-name="ce1" table:formula="of:=[.G11]" office:value-type="float" office:value="17500" calcext:value-type="float">
            <text:p>175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formula="of:=[.H12]*[.I12]" office:value-type="float" office:value="11900" calcext:value-type="float">
            <text:p>11900</text:p>
          </table:table-cell>
          <table:table-cell table:formula="of:=[.K11]-[.H12]"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1" table:formula="of:=[.M11]-[.J12]" office:value-type="float" office:value="5600" calcext:value-type="float">
            <text:p>56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3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table:formula="of:=[.E13]*[.F13]" office:value-type="float" office:value="9000" calcext:value-type="float">
            <text:p>9000</text:p>
          </table:table-cell>
          <table:table-cell table:number-columns-repeated="3"/>
          <table:table-cell table:formula="of:=[.K12]+[.E13]" office:value-type="float" office:value="1800" calcext:value-type="float">
            <text:p>1800</text:p>
          </table:table-cell>
          <table:table-cell office:value-type="string" calcext:value-type="string">
            <text:p>7*800 <text:s text:c="2"/>9*1000</text:p>
          </table:table-cell>
          <table:table-cell table:style-name="ce1" table:formula="of:=[.M12]+[.G13]" office:value-type="float" office:value="14600" calcext:value-type="float">
            <text:p>146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7 * 800 <text:s text:c="3"/>9*600</text:p>
          </table:table-cell>
          <table:table-cell office:value-type="float" office:value="11000" calcext:value-type="float">
            <text:p>11000</text:p>
          </table:table-cell>
          <table:table-cell table:formula="of:=[.K13]-[.H14]" office:value-type="float" office:value="400" calcext:value-type="float">
            <text:p>400</text:p>
          </table:table-cell>
          <table:table-cell office:value-type="string" calcext:value-type="string">
            <text:p>9*400</text:p>
          </table:table-cell>
          <table:table-cell table:style-name="ce1" table:formula="of:=[.M13]-[.J14]" office:value-type="float" office:value="3600" calcext:value-type="float">
            <text:p>36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9 * 300</text:p>
          </table:table-cell>
          <table:table-cell table:formula="of:=9*300" office:value-type="float" office:value="2700" calcext:value-type="float">
            <text:p>2700</text:p>
          </table:table-cell>
          <table:table-cell table:formula="of:=[.K14]-[.H15]" office:value-type="float" office:value="100" calcext:value-type="float">
            <text:p>100</text:p>
          </table:table-cell>
          <table:table-cell office:value-type="string" calcext:value-type="string">
            <text:p>9*100</text:p>
          </table:table-cell>
          <table:table-cell table:style-name="ce8" table:formula="of:=[.M14]-[.J15]" office:value-type="float" office:value="900" calcext:value-type="float">
            <text:p>900</text:p>
          </table:table-cell>
          <table:table-cell office:value-type="string" calcext:value-type="string">
            <text:p>E.f año 1</text:p>
          </table:table-cell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-------------------</text:p>
          </table:table-cell>
          <table:table-cell table:number-columns-repeated="7"/>
          <table:table-cell table:formula="of:=[.K15]" office:value-type="float" office:value="100" calcext:value-type="float">
            <text:p>100</text:p>
          </table:table-cell>
          <table:table-cell table:formula="of:=[.L15]" office:value-type="string" office:string-value="9*100" calcext:value-type="string">
            <text:p>9*100</text:p>
          </table:table-cell>
          <table:table-cell table:style-name="ce9" table:formula="of:=[.M15]" office:value-type="float" office:value="900" calcext:value-type="float">
            <text:p>900</text:p>
          </table:table-cell>
          <table:table-cell office:value-type="string" calcext:value-type="string">
            <text:p>E.i año 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(6)</text:p>
          </table:table-cell>
          <table:table-cell office:value-type="string" calcext:value-type="string">
            <text:p>Compra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[.E19]*[.F19]" office:value-type="float" office:value="15000" calcext:value-type="float">
            <text:p>15000</text:p>
          </table:table-cell>
          <table:table-cell table:number-columns-repeated="3"/>
          <table:table-cell table:formula="of:=[.K18]+[.E19]" office:value-type="float" office:value="1600" calcext:value-type="float">
            <text:p>1600</text:p>
          </table:table-cell>
          <table:table-cell office:value-type="string" calcext:value-type="string">
            <text:p>9 * 100 <text:s text:c="4"/>10*1500</text:p>
          </table:table-cell>
          <table:table-cell table:style-name="ce1" table:formula="of:=[.M18]+[.G19]" office:value-type="float" office:value="15900" calcext:value-type="float">
            <text:p>159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7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9*100 <text:s text:c="3"/>10*900</text:p>
          </table:table-cell>
          <table:table-cell office:value-type="float" office:value="9000" calcext:value-type="float">
            <text:p>9000</text:p>
          </table:table-cell>
          <table:table-cell table:formula="of:=[.K19]-[.H20]" office:value-type="float" office:value="600" calcext:value-type="float">
            <text:p>600</text:p>
          </table:table-cell>
          <table:table-cell office:value-type="string" calcext:value-type="string">
            <text:p>10*600</text:p>
          </table:table-cell>
          <table:table-cell table:style-name="ce1" table:formula="of:=10*600" office:value-type="float" office:value="6000" calcext:value-type="float">
            <text:p>60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8)</text:p>
          </table:table-cell>
          <table:table-cell office:value-type="string" calcext:value-type="string">
            <text:p>Compra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table:formula="of:=[.E21]*[.F21]" office:value-type="float" office:value="15400" calcext:value-type="float">
            <text:p>15400</text:p>
          </table:table-cell>
          <table:table-cell table:number-columns-repeated="3"/>
          <table:table-cell table:formula="of:=[.K20]+[.E21]" office:value-type="float" office:value="2000" calcext:value-type="float">
            <text:p>2000</text:p>
          </table:table-cell>
          <table:table-cell office:value-type="string" calcext:value-type="string">
            <text:p>10*600 <text:s text:c="4"/>11*1400</text:p>
          </table:table-cell>
          <table:table-cell table:style-name="ce1" table:formula="of:=[.M20]+[.G21]" office:value-type="float" office:value="21400" calcext:value-type="float">
            <text:p>214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9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10*600 <text:s text:c="2"/>11*400</text:p>
          </table:table-cell>
          <table:table-cell office:value-type="float" office:value="10400" calcext:value-type="float">
            <text:p>10400</text:p>
          </table:table-cell>
          <table:table-cell table:formula="of:=[.K21]-[.H22]" office:value-type="float" office:value="1000" calcext:value-type="float">
            <text:p>1000</text:p>
          </table:table-cell>
          <table:table-cell office:value-type="string" calcext:value-type="string">
            <text:p>11*1000</text:p>
          </table:table-cell>
          <table:table-cell table:style-name="ce1" table:formula="of:=[.M21]-[.J22]" office:value-type="float" office:value="11000" calcext:value-type="float">
            <text:p>110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0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11*500</text:p>
          </table:table-cell>
          <table:table-cell table:formula="of:=11*500" office:value-type="float" office:value="5500" calcext:value-type="float">
            <text:p>5500</text:p>
          </table:table-cell>
          <table:table-cell table:formula="of:=[.K22]-[.H23]" office:value-type="float" office:value="500" calcext:value-type="float">
            <text:p>500</text:p>
          </table:table-cell>
          <table:table-cell office:value-type="string" calcext:value-type="string">
            <text:p>11*500</text:p>
          </table:table-cell>
          <table:table-cell table:style-name="ce9" table:formula="of:=[.M22]-[.J23]" office:value-type="float" office:value="5500" calcext:value-type="float">
            <text:p>5500</text:p>
          </table:table-cell>
          <table:table-cell office:value-type="string" calcext:value-type="string">
            <text:p>E.f año 2</text:p>
          </table:table-cell>
        </table:table-row>
        <table:table-row table:style-name="ro1" table:number-rows-repeated="2">
          <table:table-cell table:number-columns-repeated="12"/>
          <table:table-cell table:style-name="ce1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7">
            <text:p>AÑO 3</text:p>
          </table:table-cell>
          <table:table-cell office:value-type="string" calcext:value-type="string">
            <text:p>-------------------</text:p>
          </table:table-cell>
          <table:table-cell table:number-columns-repeated="7"/>
          <table:table-cell table:formula="of:=[.K23]" office:value-type="float" office:value="500" calcext:value-type="float">
            <text:p>500</text:p>
          </table:table-cell>
          <table:table-cell table:formula="of:=[.L23]" office:value-type="string" office:string-value="11*500" calcext:value-type="string">
            <text:p>11*500</text:p>
          </table:table-cell>
          <table:table-cell table:style-name="ce10" table:formula="of:=[.M23]" office:value-type="float" office:value="5500" calcext:value-type="float">
            <text:p>5500</text:p>
          </table:table-cell>
          <table:table-cell office:value-type="string" calcext:value-type="string">
            <text:p>E.i año 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(11)</text:p>
          </table:table-cell>
          <table:table-cell office:value-type="string" calcext:value-type="string">
            <text:p>Compra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table:formula="of:=[.E27]*[.F27]" office:value-type="float" office:value="30000" calcext:value-type="float">
            <text:p>30000</text:p>
          </table:table-cell>
          <table:table-cell table:number-columns-repeated="3"/>
          <table:table-cell table:formula="of:=[.K26]+[.E27]" office:value-type="float" office:value="3000" calcext:value-type="float">
            <text:p>3000</text:p>
          </table:table-cell>
          <table:table-cell table:formula="of:=[.M27]/[.K27]" office:value-type="float" office:value="11.8333333333333" calcext:value-type="float">
            <text:p>11,8333333333333</text:p>
          </table:table-cell>
          <table:table-cell table:style-name="ce1" table:formula="of:=[.M26]+[.G27]" office:value-type="float" office:value="35500" calcext:value-type="float">
            <text:p>355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table:formula="of:=[.L27]" office:value-type="float" office:value="11.8333333333333" calcext:value-type="float">
            <text:p>11,8333333333333</text:p>
          </table:table-cell>
          <table:table-cell table:formula="of:=[.H28]*[.I28]" office:value-type="float" office:value="20116.6666666667" calcext:value-type="float">
            <text:p>20116,6666666667</text:p>
          </table:table-cell>
          <table:table-cell table:formula="of:=[.K27]-[.H28]" office:value-type="float" office:value="1300" calcext:value-type="float">
            <text:p>1300</text:p>
          </table:table-cell>
          <table:table-cell table:formula="of:=[.M28]/[.K28]" office:value-type="float" office:value="11.8333333333333" calcext:value-type="float">
            <text:p>11,8333333333333</text:p>
          </table:table-cell>
          <table:table-cell table:style-name="ce1" table:formula="of:=[.M27]-[.J28]" office:value-type="float" office:value="15383.3333333333" calcext:value-type="float">
            <text:p>15383,333333333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3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table:formula="of:=[.E29]*[.F29]" office:value-type="float" office:value="13000" calcext:value-type="float">
            <text:p>13000</text:p>
          </table:table-cell>
          <table:table-cell table:number-columns-repeated="3"/>
          <table:table-cell table:formula="of:=[.K28]+[.E29]" office:value-type="float" office:value="2300" calcext:value-type="float">
            <text:p>2300</text:p>
          </table:table-cell>
          <table:table-cell table:formula="of:=[.M29]/[.K29]" office:value-type="float" office:value="12.3405797101449" calcext:value-type="float">
            <text:p>12,3405797101449</text:p>
          </table:table-cell>
          <table:table-cell table:style-name="ce1" table:formula="of:=[.M28]+[.G29]" office:value-type="float" office:value="28383.3333333333" calcext:value-type="float">
            <text:p>28383,333333333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L29]" office:value-type="float" office:value="12.3405797101449" calcext:value-type="float">
            <text:p>12,3405797101449</text:p>
          </table:table-cell>
          <table:table-cell table:formula="of:=[.H30]*[.I30]" office:value-type="float" office:value="14808.6956521739" calcext:value-type="float">
            <text:p>14808,6956521739</text:p>
          </table:table-cell>
          <table:table-cell table:formula="of:=[.K29]-[.H30]" office:value-type="float" office:value="1100" calcext:value-type="float">
            <text:p>1100</text:p>
          </table:table-cell>
          <table:table-cell table:formula="of:=[.M30]/[.K30]" office:value-type="float" office:value="12.3405797101449" calcext:value-type="float">
            <text:p>12,3405797101449</text:p>
          </table:table-cell>
          <table:table-cell table:style-name="ce1" table:formula="of:=[.M29]-[.J30]" office:value-type="float" office:value="13574.6376811594" calcext:value-type="float">
            <text:p>13574,637681159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L30]" office:value-type="float" office:value="12.3405797101449" calcext:value-type="float">
            <text:p>12,3405797101449</text:p>
          </table:table-cell>
          <table:table-cell table:formula="of:=[.H31]*[.I31]" office:value-type="float" office:value="11106.5217391304" calcext:value-type="float">
            <text:p>11106,5217391304</text:p>
          </table:table-cell>
          <table:table-cell table:formula="of:=[.K30]-[.H31]" office:value-type="float" office:value="200" calcext:value-type="float">
            <text:p>200</text:p>
          </table:table-cell>
          <table:table-cell table:formula="of:=[.M31]/[.K31]" office:value-type="float" office:value="12.3405797101449" calcext:value-type="float">
            <text:p>12,3405797101449</text:p>
          </table:table-cell>
          <table:table-cell table:style-name="ce1" table:formula="of:=[.M30]-[.J31]" office:value-type="float" office:value="2468.11594202898" calcext:value-type="float">
            <text:p>2468,1159420289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6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L31]" office:value-type="float" office:value="12.3405797101449" calcext:value-type="float">
            <text:p>12,3405797101449</text:p>
          </table:table-cell>
          <table:table-cell table:formula="of:=[.H32]*[.I32]" office:value-type="float" office:value="2468.11594202898" calcext:value-type="float">
            <text:p>2468,11594202898</text:p>
          </table:table-cell>
          <table:table-cell table:formula="of:=[.K31]-[.H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M31]-[.J32]" office:value-type="float" office:value="0" calcext:value-type="float">
            <text:p>0</text:p>
          </table:table-cell>
          <table:table-cell office:value-type="string" calcext:value-type="string">
            <text:p>E.f año 3</text:p>
          </table:table-cell>
        </table:table-row>
        <table:table-row table:style-name="ro1" table:number-rows-repeated="13">
          <table:table-cell table:number-columns-repeated="2"/>
          <table:table-cell table:style-name="ce7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Default" table:number-columns-repeated="9"/>
          <table:table-cell table:number-columns-repeated="2"/>
        </table:table-row>
      </table:table>
      <table:table table:name="VAN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ste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N</text:p>
          </table:table-cell>
          <table:table-cell table:formula="of:=-[.E7]+[.I16]" office:value-type="float" office:value="854.382659163726" calcext:value-type="float">
            <text:p>854,3826591637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ujos</text:p>
          </table:table-cell>
          <table:table-cell table:number-columns-repeated="2" office:value-type="float" office:value="3500" calcext:value-type="float">
            <text:p>3500</text:p>
          </table:table-cell>
          <table:table-cell table:formula="of:=2900+550" office:value-type="float" office:value="3450" calcext:value-type="float">
            <text:p>34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ese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1+([.E12]/100)" office:value-type="float" office:value="1.03" calcext:value-type="float">
            <text:p>1,03</text:p>
          </table:table-cell>
          <table:table-cell table:formula="of:=1+([.F12]/100)" office:value-type="float" office:value="1.03" calcext:value-type="float">
            <text:p>1,03</text:p>
          </table:table-cell>
          <table:table-cell table:formula="of:=1+([.G12]/100)" office:value-type="float" office:value="1.03" calcext:value-type="float">
            <text:p>1,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]" office:value-type="float" office:value="1.03" calcext:value-type="float">
            <text:p>1,03</text:p>
          </table:table-cell>
          <table:table-cell table:formula="of:=[.E14]*[.F13]" office:value-type="float" office:value="1.0609" calcext:value-type="float">
            <text:p>1,0609</text:p>
          </table:table-cell>
          <table:table-cell table:formula="of:=[.G13]*[.F14]" office:value-type="float" office:value="1.092727" calcext:value-type="float">
            <text:p>1,09272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[.E11]/[.E14]" office:value-type="float" office:value="3398.05825242718" calcext:value-type="float">
            <text:p>3398,05825242718</text:p>
          </table:table-cell>
          <table:table-cell table:formula="of:=[.F11]/[.F14]" office:value-type="float" office:value="3299.08568196814" calcext:value-type="float">
            <text:p>3299,08568196814</text:p>
          </table:table-cell>
          <table:table-cell table:formula="of:=[.G11]/[.G14]" office:value-type="float" office:value="3157.2387247684" calcext:value-type="float">
            <text:p>3157,2387247684</text:p>
          </table:table-cell>
          <table:table-cell/>
          <table:table-cell table:formula="of:=SUM([.E16:.G16])" office:value-type="float" office:value="9854.38265916373" calcext:value-type="float">
            <text:p>9854,38265916373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ste</text:p>
          </table:table-cell>
          <table:table-cell office:value-type="float" office:value="10500" calcext:value-type="float">
            <text:p>105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N</text:p>
          </table:table-cell>
          <table:table-cell table:formula="of:=-[.E23]+[.I32]" office:value-type="float" office:value="496.92759456911" calcext:value-type="float">
            <text:p>496,927594569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ujos</text:p>
          </table:table-cell>
          <table:table-cell office:value-type="float" office:value="4850" calcext:value-type="float">
            <text:p>4850</text:p>
          </table:table-cell>
          <table:table-cell office:value-type="float" office:value="3400" calcext:value-type="float">
            <text:p>3400</text:p>
          </table:table-cell>
          <table:table-cell table:formula="of:=3400+300"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eses</text:p>
          </table:table-cell>
          <table:table-cell table:number-columns-repeated="3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1+([.E28]/100)" office:value-type="float" office:value="1.045" calcext:value-type="float">
            <text:p>1,045</text:p>
          </table:table-cell>
          <table:table-cell table:formula="of:=1+([.F28]/100)" office:value-type="float" office:value="1.045" calcext:value-type="float">
            <text:p>1,045</text:p>
          </table:table-cell>
          <table:table-cell table:formula="of:=1+([.G28]/100)" office:value-type="float" office:value="1.045" calcext:value-type="float">
            <text:p>1,04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9]" office:value-type="float" office:value="1.045" calcext:value-type="float">
            <text:p>1,045</text:p>
          </table:table-cell>
          <table:table-cell table:formula="of:=[.E30]*[.F29]" office:value-type="float" office:value="1.092025" calcext:value-type="float">
            <text:p>1,092025</text:p>
          </table:table-cell>
          <table:table-cell table:formula="of:=[.F30]*[.G29]" office:value-type="float" office:value="1.141166125" calcext:value-type="float">
            <text:p>1,1411661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[.E27]/[.E30]" office:value-type="float" office:value="4641.14832535885" calcext:value-type="float">
            <text:p>4641,14832535885</text:p>
          </table:table-cell>
          <table:table-cell table:formula="of:=[.F27]/[.F30]" office:value-type="float" office:value="3113.48183420709" calcext:value-type="float">
            <text:p>3113,48183420709</text:p>
          </table:table-cell>
          <table:table-cell table:formula="of:=[.G27]/[.G30]" office:value-type="float" office:value="3242.29743500316" calcext:value-type="float">
            <text:p>3242,29743500316</text:p>
          </table:table-cell>
          <table:table-cell/>
          <table:table-cell table:formula="of:=SUM([.E32:.G32])" office:value-type="float" office:value="10996.9275945691" calcext:value-type="float">
            <text:p>10996,9275945691</text:p>
          </table:table-cell>
          <table:table-cell/>
        </table:table-row>
      </table:table>
      <table:table table:name="Préstamo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lternativa 1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ualidad</text:p>
          </table:table-cell>
          <table:table-cell table:formula="of:=[.E4]/[.I15]" office:value-type="float" office:value="3212.40762501107" calcext:value-type="float">
            <text:p>3212,407625011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mera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orcentaje</text:p>
          </table:table-cell>
          <table:table-cell table:formula="of:=3.5/100" office:value-type="float" office:value="0.035" calcext:value-type="float">
            <text:p>0,035</text:p>
          </table:table-cell>
          <table:table-cell table:formula="of:=3.5/100" office:value-type="float" office:value="0.035" calcext:value-type="float">
            <text:p>0,035</text:p>
          </table:table-cell>
          <table:table-cell table:formula="of:=3.5/100" office:value-type="float" office:value="0.035" calcext:value-type="float">
            <text:p>0,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nominador</text:p>
          </table:table-cell>
          <table:table-cell table:formula="of:=[.E10]+[.E11]" office:value-type="float" office:value="1.035" calcext:value-type="float">
            <text:p>1,035</text:p>
          </table:table-cell>
          <table:table-cell table:formula="of:=[.F10]+[.F11]" office:value-type="float" office:value="1.035" calcext:value-type="float">
            <text:p>1,035</text:p>
          </table:table-cell>
          <table:table-cell table:formula="of:=[.G10]+[.G11]" office:value-type="float" office:value="1.035" calcext:value-type="float">
            <text:p>1,03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]" office:value-type="float" office:value="1.035" calcext:value-type="float">
            <text:p>1,035</text:p>
          </table:table-cell>
          <table:table-cell table:formula="of:=[.F12]*[.E13]" office:value-type="float" office:value="1.071225" calcext:value-type="float">
            <text:p>1,071225</text:p>
          </table:table-cell>
          <table:table-cell table:formula="of:=[.G12]*[.F13]" office:value-type="float" office:value="1.108717875" calcext:value-type="float">
            <text:p>1,10871787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[.E10]/[.E13]" office:value-type="float" office:value="0.966183574879227" calcext:value-type="float">
            <text:p>0,966183574879227</text:p>
          </table:table-cell>
          <table:table-cell table:formula="of:=[.F10]/[.F13]" office:value-type="float" office:value="0.933510700366403" calcext:value-type="float">
            <text:p>0,933510700366403</text:p>
          </table:table-cell>
          <table:table-cell table:formula="of:=[.G10]/[.G13]" office:value-type="float" office:value="0.901942705668022" calcext:value-type="float">
            <text:p>0,901942705668022</text:p>
          </table:table-cell>
          <table:table-cell/>
          <table:table-cell table:formula="of:=SUM([.E15:.G15])" office:value-type="float" office:value="2.80163698091365" calcext:value-type="float">
            <text:p>2,80163698091365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ualidad</text:p>
          </table:table-cell>
          <table:table-cell table:style-name="ce1" office:value-type="string" calcext:value-type="string">
            <text:p>Interés (%)</text:p>
          </table:table-cell>
          <table:table-cell table:style-name="ce1" office:value-type="string" calcext:value-type="string">
            <text:p>Interés (€)</text:p>
          </table:table-cell>
          <table:table-cell table:style-name="ce1" office:value-type="string" calcext:value-type="string">
            <text:p>C.devuelto</text:p>
          </table:table-cell>
          <table:table-cell table:style-name="ce11" office:value-type="string" calcext:value-type="string">
            <text:p>C.pendiente</text:p>
          </table:table-cell>
          <table:table-cell/>
        </table:table-row>
        <table:table-row table:style-name="ro1">
          <table:table-cell table:number-columns-repeated="3"/>
          <table:table-cell table:style-name="ce11" table:number-columns-repeated="3"/>
          <table:table-cell table:style-name="ce1" table:number-columns-repeated="2"/>
          <table:table-cell table:style-name="ce11" table:formula="of:=[.E4]" office:value-type="float" office:value="9000" calcext:value-type="float">
            <text:p>9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table:formula="of:=[.J9]" office:value-type="float" office:value="3212.40762501107" calcext:value-type="float">
            <text:p>3212,40762501107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formula="of:=[.I22]*([.F23]/100)" office:value-type="float" office:value="315" calcext:value-type="float">
            <text:p>315</text:p>
          </table:table-cell>
          <table:table-cell table:style-name="ce1" table:formula="of:=[.E23]-[.G23]" office:value-type="float" office:value="2897.40762501107" calcext:value-type="float">
            <text:p>2897,40762501107</text:p>
          </table:table-cell>
          <table:table-cell table:style-name="ce11" table:formula="of:=[.I22]-[.H23]" office:value-type="float" office:value="6102.59237498893" calcext:value-type="float">
            <text:p>6102,59237498893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table:formula="of:=[.J9]" office:value-type="float" office:value="3212.40762501107" calcext:value-type="float">
            <text:p>3212,40762501107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formula="of:=[.I23]*([.F24]/100)" office:value-type="float" office:value="213.590733124613" calcext:value-type="float">
            <text:p>213,590733124613</text:p>
          </table:table-cell>
          <table:table-cell table:style-name="ce1" table:formula="of:=[.E24]-[.G24]" office:value-type="float" office:value="2998.81689188645" calcext:value-type="float">
            <text:p>2998,81689188645</text:p>
          </table:table-cell>
          <table:table-cell table:style-name="ce11" table:formula="of:=[.I23]-[.H24]" office:value-type="float" office:value="3103.77548310248" calcext:value-type="float">
            <text:p>3103,77548310248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table:formula="of:=[.J9]" office:value-type="float" office:value="3212.40762501107" calcext:value-type="float">
            <text:p>3212,40762501107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formula="of:=[.I24]*([.F25]/100)" office:value-type="float" office:value="108.632141908587" calcext:value-type="float">
            <text:p>108,632141908587</text:p>
          </table:table-cell>
          <table:table-cell table:style-name="ce1" table:formula="of:=[.E25]-[.G25]" office:value-type="float" office:value="3103.77548310248" calcext:value-type="float">
            <text:p>3103,77548310248</text:p>
          </table:table-cell>
          <table:table-cell table:style-name="ce11" table:formula="of:=[.I24]-[.H25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09:06:51.631000000</meta:creation-date>
    <meta:generator>LibreOffice/7.6.0.3$Windows_X86_64 LibreOffice_project/69edd8b8ebc41d00b4de3915dc82f8f0fc3b6265</meta:generator>
    <dc:date>2025-02-25T10:30:08.469000000</dc:date>
    <meta:editing-duration>PT1H23M15S</meta:editing-duration>
    <meta:editing-cycles>7</meta:editing-cycles>
    <meta:document-statistic meta:table-count="4" meta:cell-count="316" meta:object-count="0"/>
  </office:meta>
</office:document-meta>
</file>